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0f0f0" fo:min-height="2cm"/>
    </style:style>
    <style:style style:name="gr2" style:family="graphic" style:parent-style-name="standard">
      <style:graphic-properties draw:stroke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stroke="none" draw:fill="solid" draw:fill-color="#f0f0f0" fo:min-height="1.844cm"/>
    </style:style>
    <style:style style:name="gr5" style:family="graphic" style:parent-style-name="standard">
      <style:graphic-properties draw:stroke="none" draw:fill="solid" draw:fill-color="#f0f0f0" fo:min-height="2.458cm"/>
    </style:style>
    <style:style style:name="gr6" style:family="graphic" style:parent-style-name="standard">
      <style:graphic-properties draw:stroke="none" draw:fill="solid" draw:fill-color="#f0f0f0" fo:min-height="0.616cm"/>
    </style:style>
    <style:style style:name="gr7" style:family="graphic" style:parent-style-name="standard">
      <style:graphic-properties draw:stroke="none" draw:fill="solid" draw:fill-color="#f0f0f0" fo:min-height="0.116cm"/>
    </style:style>
    <style:style style:name="gr8" style:family="graphic" style:parent-style-name="standard">
      <style:graphic-properties draw:stroke="none" draw:fill="solid" draw:fill-color="#f0f0f0" fo:min-height="0.75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text-properties fo:font-family="'Courier 10 Pitch'" style:font-pitch="fixed" fo:font-size="14pt" style:font-size-asian="14pt" style:font-size-complex="14pt"/>
    </style:style>
    <style:style style:name="P2" style:family="paragraph">
      <style:paragraph-properties fo:text-align="center"/>
      <style:text-properties fo:font-family="'Courier 10 Pitch'" style:font-pitch="fixed" fo:font-weight="bold" style:font-weight-asian="bold" style:font-weight-complex="bold"/>
    </style:style>
    <style:style style:name="P3" style:family="paragraph">
      <style:paragraph-properties fo:text-align="center"/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family="'Courier 10 Pitch'" style:font-pitch="fixed" fo:font-size="14pt" style:font-size-asian="14pt" style:font-size-complex="14pt"/>
    </style:style>
    <style:style style:name="T2" style:family="text"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5cm" svg:height="4.283cm" svg:x="19cm" svg:y="1cm">
          <draw:text-box>
            <text:p text:style-name="P1"><text:span text:style-name="T1">{</text:span></text:p>
            <text:p text:style-name="P1"><text:span text:style-name="T1"><text:s text:c="2"/></text:span><text:span text:style-name="T1">'fillings': [</text:span></text:p>
            <text:p text:style-name="P1"><text:span text:style-name="T1"><text:s text:c="4"/></text:span><text:span text:style-name="T1">{'kind': 'misc', 'name': 'cheese'},</text:span></text:p>
            <text:p text:style-name="P1"><text:span text:style-name="T1"><text:s text:c="4"/></text:span><text:span text:style-name="T1">{'kind': 'sauce', 'name': 'mustard'}</text:span></text:p>
            <text:p text:style-name="P1"><text:span text:style-name="T1"><text:s text:c="2"/></text:span><text:span text:style-name="T1">],</text:span></text:p>
            <text:p text:style-name="P1"><text:span text:style-name="T1"><text:s text:c="2"/></text:span><text:span text:style-name="T1">'name': 'Dijon sandwich'</text:span></text:p>
            <text:p text:style-name="P1"><text:span text:style-name="T1">}</text:span></text:p>
          </draw:text-box>
        </draw:frame>
        <draw:frame draw:style-name="gr1" draw:text-style-name="P1" draw:layer="layout" svg:width="10.1cm" svg:height="4.283cm" svg:x="5cm" svg:y="1cm">
          <draw:text-box>
            <text:p text:style-name="P1"><text:span text:style-name="T1">Sandwich(</text:span></text:p>
            <text:p text:style-name="P1"><text:span text:style-name="T1"><text:s text:c="2"/></text:span><text:span text:style-name="T1">[</text:span></text:p>
            <text:p text:style-name="P1"><text:span text:style-name="T1"><text:s text:c="4"/></text:span><text:span text:style-name="T1">Filling('cheese', 'misc'),</text:span></text:p>
            <text:p text:style-name="P1"><text:span text:style-name="T1"><text:s text:c="4"/></text:span><text:span text:style-name="T1">Filling('mustard', 'sauce')</text:span></text:p>
            <text:p text:style-name="P1"><text:span text:style-name="T1"><text:s text:c="2"/></text:span><text:span text:style-name="T1">],</text:span></text:p>
            <text:p text:style-name="P1"><text:span text:style-name="T1"><text:s text:c="2"/></text:span><text:span text:style-name="T1">'Dijon sandwich'</text:span></text:p>
            <text:p text:style-name="P1"><text:span text:style-name="T1">)</text:span></text:p>
          </draw:text-box>
        </draw:frame>
        <draw:g>
          <draw:custom-shape draw:style-name="gr2" draw:text-style-name="P2" draw:layer="layout" svg:width="2.8cm" svg:height="5.7cm" draw:transform="rotate (-1.57079632679579) translate (20.4cm 1.5cm)">
            <text:p/>
  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" draw:text-style-name="P3" draw:layer="layout" svg:width="5.5cm" svg:height="1.093cm" svg:x="14.4cm" svg:y="2.3cm">
            <draw:text-box>
              <text:p text:style-name="P3"><text:span text:style-name="T2">SandwichSrz</text:span></text:p>
            </draw:text-box>
          </draw:frame>
        </draw:g>
        <draw:g>
          <draw:frame draw:style-name="gr4" draw:text-style-name="P1" draw:layer="layout" svg:width="11.992cm" svg:height="2.555cm" svg:x="17.36cm" svg:y="9.7cm">
            <draw:text-box>
              <text:p text:style-name="P1"><text:span text:style-name="T1">[</text:span></text:p>
              <text:p text:style-name="P1"><text:span text:style-name="T1"><text:s text:c="2"/></text:span><text:span text:style-name="T1">{'kind': 'misc', 'name': 'cheese'},</text:span></text:p>
              <text:p text:style-name="P1"><text:span text:style-name="T1"><text:s text:c="2"/></text:span><text:span text:style-name="T1">{'kind': 'sauce', 'name': 'mustard'}</text:span></text:p>
              <text:p text:style-name="P1"><text:span text:style-name="T1">]</text:span></text:p>
            </draw:text-box>
          </draw:frame>
          <draw:frame draw:style-name="gr5" draw:text-style-name="P1" draw:layer="layout" svg:width="9.852cm" svg:height="2.708cm" svg:x="2.5cm" svg:y="9.7cm">
            <draw:text-box>
              <text:p text:style-name="P1"><text:span text:style-name="T1">[</text:span></text:p>
              <text:p text:style-name="P1"><text:span text:style-name="T1"><text:tab/></text:span><text:span text:style-name="T1">Filling('cheese', 'misc'),</text:span></text:p>
              <text:p text:style-name="P1"><text:span text:style-name="T1"><text:tab/></text:span><text:span text:style-name="T1">Filling('mustard', 'sauce')</text:span></text:p>
              <text:p text:style-name="P1"><text:span text:style-name="T1">]</text:span></text:p>
            </draw:text-box>
          </draw:frame>
          <draw:g draw:id="id1">
            <draw:custom-shape draw:style-name="gr2" draw:text-style-name="P2" draw:layer="layout" svg:width="2.8cm" svg:height="5.7cm" draw:transform="rotate (-1.57079632679579) translate (17.752cm 9.7cm)">
              <text:p/>
    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" draw:text-style-name="P3" draw:layer="layout" svg:width="5.5cm" svg:height="1.093cm" svg:x="11.752cm" svg:y="10.5cm">
              <draw:text-box>
                <text:p text:style-name="P3"><text:span text:style-name="T2">SequenceSrz</text:span></text:p>
              </draw:text-box>
            </draw:frame>
          </draw:g>
        </draw:g>
        <draw:g draw:id="id4">
          <draw:frame draw:style-name="gr6" draw:text-style-name="P1" draw:layer="layout" svg:width="5.6cm" svg:height="0.866cm" svg:x="15.5cm" svg:y="7.634cm">
            <draw:text-box>
              <text:p text:style-name="P1"><text:span text:style-name="T1">'Dijon sandwich'</text:span></text:p>
            </draw:text-box>
          </draw:frame>
          <draw:frame draw:style-name="gr7" draw:text-style-name="P1" draw:layer="layout" svg:width="5.6cm" svg:height="0.827cm" svg:x="26.2cm" svg:y="7.673cm">
            <draw:text-box>
              <text:p text:style-name="P1"><text:span text:style-name="T1">'Dijon sandwich'</text:span></text:p>
            </draw:text-box>
          </draw:frame>
          <draw:g>
            <draw:custom-shape draw:style-name="gr2" draw:text-style-name="P2" draw:layer="layout" svg:width="2.8cm" svg:height="5.7cm" draw:transform="rotate (-1.57079632679579) translate (26.5cm 6.7cm)">
              <text:p/>
    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" draw:text-style-name="P3" draw:layer="layout" svg:width="5.5cm" svg:height="1.093cm" svg:x="20.5cm" svg:y="7.5cm">
              <draw:text-box>
                <text:p text:style-name="P3"><text:span text:style-name="T2">IdentitySrz</text:span></text:p>
              </draw:text-box>
            </draw:frame>
          </draw:g>
        </draw:g>
        <draw:g>
          <draw:frame draw:style-name="gr6" draw:text-style-name="P1" draw:layer="layout" svg:width="6.343cm" svg:height="2.555cm" svg:x="13.157cm" svg:y="15.445cm">
            <draw:text-box>
              <text:p text:style-name="P1"><text:span text:style-name="T1">{</text:span></text:p>
              <text:p text:style-name="P1"><text:span text:style-name="T1"><text:s text:c="2"/></text:span><text:span text:style-name="T1">'kind': 'sauce',</text:span></text:p>
              <text:p text:style-name="P1"><text:span text:style-name="T1"><text:s text:c="2"/></text:span><text:span text:style-name="T1">'name': 'mustard'</text:span></text:p>
              <text:p text:style-name="P1"><text:span text:style-name="T1">}</text:span></text:p>
            </draw:text-box>
          </draw:frame>
          <draw:frame draw:style-name="gr8" draw:text-style-name="P1" draw:layer="layout" svg:width="4.352cm" svg:height="2.555cm" svg:x="4cm" svg:y="15cm">
            <draw:text-box>
              <text:p text:style-name="P1"><text:span text:style-name="T1">Filling(</text:span></text:p>
              <text:p text:style-name="P1"><text:span text:style-name="T1"><text:s text:c="2"/></text:span><text:span text:style-name="T1">'mustard',</text:span></text:p>
              <text:p text:style-name="P1"><text:span text:style-name="T1"><text:s text:c="2"/></text:span><text:span text:style-name="T1">'sauce'</text:span></text:p>
              <text:p text:style-name="P1"><text:span text:style-name="T1">)</text:span></text:p>
            </draw:text-box>
          </draw:frame>
          <draw:g draw:id="id2">
            <draw:custom-shape draw:style-name="gr2" draw:text-style-name="P2" draw:layer="layout" svg:width="2.8cm" svg:height="5.7cm" draw:transform="rotate (-1.57079632679579) translate (13.9cm 15cm)">
              <text:p/>
    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" draw:text-style-name="P3" draw:layer="layout" svg:width="5.5cm" svg:height="1.093cm" svg:x="7.9cm" svg:y="15.8cm">
              <draw:text-box>
                <text:p text:style-name="P3"><text:span text:style-name="T2">FillingSrz</text:span></text:p>
              </draw:text-box>
            </draw:frame>
          </draw:g>
        </draw:g>
        <draw:g>
          <draw:frame draw:style-name="gr6" draw:text-style-name="P1" draw:layer="layout" svg:width="3.591cm" svg:height="0.866cm" svg:x="9.909cm" svg:y="21.5cm">
            <draw:text-box>
              <text:p text:style-name="P1"><text:span text:style-name="T1">'mustard'</text:span></text:p>
            </draw:text-box>
          </draw:frame>
          <draw:frame draw:style-name="gr6" draw:text-style-name="P1" draw:layer="layout" svg:width="3.591cm" svg:height="0.866cm" svg:x="1.452cm" svg:y="21.457cm">
            <draw:text-box>
              <text:p text:style-name="P1"><text:span text:style-name="T1">'mustard'</text:span></text:p>
            </draw:text-box>
          </draw:frame>
          <draw:g draw:id="id3">
            <draw:custom-shape draw:style-name="gr2" draw:text-style-name="P2" draw:layer="layout" svg:width="2.8cm" svg:height="5.7cm" draw:transform="rotate (-1.57079632679579) translate (10.4cm 20.5cm)">
              <text:p/>
    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" draw:text-style-name="P3" draw:layer="layout" svg:width="5.5cm" svg:height="1.093cm" svg:x="4.4cm" svg:y="21.3cm">
              <draw:text-box>
                <text:p text:style-name="P3"><text:span text:style-name="T2">IdentitySrz</text:span></text:p>
              </draw:text-box>
            </draw:frame>
          </draw:g>
        </draw:g>
        <draw:g>
          <draw:frame draw:style-name="gr6" draw:text-style-name="P1" draw:layer="layout" svg:width="2.591cm" svg:height="0.866cm" svg:x="21.409cm" svg:y="21.434cm">
            <draw:text-box>
              <text:p text:style-name="P1"><text:span text:style-name="T1">'sauce'</text:span></text:p>
            </draw:text-box>
          </draw:frame>
          <draw:frame draw:style-name="gr6" draw:text-style-name="P1" draw:layer="layout" svg:width="2.591cm" svg:height="0.866cm" svg:x="13.909cm" svg:y="21.434cm">
            <draw:text-box>
              <text:p text:style-name="P1"><text:span text:style-name="T1">'sauce'</text:span></text:p>
            </draw:text-box>
          </draw:frame>
          <draw:g draw:id="id5">
            <draw:custom-shape draw:style-name="gr2" draw:text-style-name="P2" draw:layer="layout" svg:width="2.8cm" svg:height="5.7cm" draw:transform="rotate (-1.57079632679579) translate (21.9cm 20.5cm)">
              <text:p/>
    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" draw:text-style-name="P3" draw:layer="layout" svg:width="5.5cm" svg:height="1.093cm" svg:x="15.9cm" svg:y="21.3cm">
              <draw:text-box>
                <text:p text:style-name="P3"><text:span text:style-name="T2">IdentitySrz</text:span></text:p>
              </draw:text-box>
            </draw:frame>
          </draw:g>
        </draw:g>
        <draw:connector draw:style-name="gr9" draw:text-style-name="P4" draw:layer="layout" draw:type="curve" svg:x1="15.97cm" svg:y1="4.395cm" svg:x2="14.752cm" svg:y2="9.7cm" draw:end-shape="id1" draw:end-glue-point="0" svg:d="m15970 4395c0 3603-1218 951-1218 5305">
          <text:p/>
        </draw:connector>
        <draw:connector draw:style-name="gr9" draw:text-style-name="P4" draw:layer="layout" draw:type="curve" svg:x1="14.752cm" svg:y1="12.5cm" svg:x2="10.9cm" svg:y2="15cm" draw:start-shape="id1" draw:start-glue-point="2" draw:end-shape="id2" draw:end-glue-point="0" svg:d="m14752 12500c0 1876-3852 627-3852 2500">
          <text:p/>
        </draw:connector>
        <draw:connector draw:style-name="gr9" draw:text-style-name="P4" draw:layer="layout" draw:type="curve" svg:x1="10.9cm" svg:y1="17.8cm" svg:x2="7.4cm" svg:y2="20.5cm" draw:start-shape="id2" draw:start-glue-point="2" draw:end-shape="id3" draw:end-glue-point="0" svg:d="m10900 17800c0 2026-3500 677-3500 2700">
          <text:p/>
        </draw:connector>
        <draw:connector draw:style-name="gr9" draw:text-style-name="P4" draw:layer="layout" draw:type="curve" svg:x1="16.587cm" svg:y1="4.427cm" svg:x2="23.65cm" svg:y2="6.7cm" draw:end-shape="id4" draw:end-glue-point="0" svg:d="m16587 4427c0 1329 7063 193 7063 2273">
          <text:p/>
        </draw:connector>
        <draw:connector draw:style-name="gr9" draw:text-style-name="P4" draw:layer="layout" draw:type="curve" svg:x1="10.9cm" svg:y1="17.8cm" svg:x2="18.9cm" svg:y2="20.5cm" draw:start-shape="id2" draw:start-glue-point="2" draw:end-shape="id5" svg:d="m10900 17800c0 2026 8000 677 8000 27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ebpiq </meta:initial-creator>
    <meta:creation-date>2010-12-18T19:53:15</meta:creation-date>
    <dc:date>2010-12-18T20:48:02</dc:date>
    <dc:creator>sebpiq </dc:creator>
    <meta:editing-duration>PT00H54M49S</meta:editing-duration>
    <meta:editing-cycles>13</meta:editing-cycles>
    <meta:generator>OpenOffice.org/3.2$Linux OpenOffice.org_project/320m19$Build-9505</meta:generator>
    <meta:document-statistic meta:object-count="40"/>
  </office:meta>
</office:document-meta>
</file>